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Calibri" svg:font-family="Calibri" style:font-adornments="Gras" style:font-family-generic="swiss" style:font-pitch="variable"/>
    <style:font-face style:name="Calibri Light" svg:font-family="'Calibri Light'" style:font-adornments="Italique" style:font-family-generic="swiss" style:font-pitch="variable"/>
    <style:font-face style:name="Calibri Light1" svg:font-family="'Calibri Light'" style:font-adornments="Italique gras" style:font-family-generic="swiss" style:font-pitch="variable"/>
    <style:font-face style:name="Calibri Light2" svg:font-family="'Calibri Light'" style:font-adornments="Normal" style:font-family-generic="swiss" style:font-pitch="variable"/>
    <style:font-face style:name="Calibri1" svg:font-family="Calibri" style:font-adornments="Italique" style:font-family-generic="swiss" style:font-pitch="variable"/>
    <style:font-face style:name="Calibri2" svg:font-family="Calibri" style:font-adornments="Italique gras" style:font-family-generic="swiss" style:font-pitch="variable"/>
    <style:font-face style:name="Calibri3" svg:font-family="Calibri" style:font-adornments="Normal" style:font-family-generic="swiss" style:font-pitch="variable"/>
    <style:font-face style:name="Garamond Premr Pro" svg:font-family="'Garamond Premr Pr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Title">
      <style:text-properties fo:language="en" fo:country="US" officeooo:rsid="00840176" officeooo:paragraph-rsid="00840176"/>
    </style:style>
    <style:style style:name="P2" style:family="paragraph" style:parent-style-name="Standard">
      <style:text-properties fo:language="en" fo:country="US" officeooo:rsid="00106f63" officeooo:paragraph-rsid="00106f63"/>
    </style:style>
    <style:style style:name="P3" style:family="paragraph" style:parent-style-name="Subtitle">
      <style:text-properties fo:language="en" fo:country="US" officeooo:rsid="00840176" officeooo:paragraph-rsid="00840176"/>
    </style:style>
    <style:style style:name="P4" style:family="paragraph" style:parent-style-name="Standard">
      <style:text-properties style:font-name="Garamond Premr Pro" fo:language="en" fo:country="US" officeooo:rsid="00732722" officeooo:paragraph-rsid="00732722"/>
    </style:style>
    <style:style style:name="P5" style:family="paragraph" style:parent-style-name="Standard">
      <style:text-properties style:font-name="Garamond Premr Pro" fo:language="en" fo:country="US" officeooo:rsid="00732722" officeooo:paragraph-rsid="007489e1"/>
    </style:style>
    <style:style style:name="P6" style:family="paragraph" style:parent-style-name="Standard">
      <style:text-properties style:font-name="Garamond Premr Pro" fo:language="en" fo:country="US" officeooo:rsid="007489e1" officeooo:paragraph-rsid="007489e1"/>
    </style:style>
    <style:style style:name="P7" style:family="paragraph" style:parent-style-name="Standard">
      <style:text-properties style:font-name="Garamond Premr Pro" fo:language="en" fo:country="US" officeooo:rsid="007687e7" officeooo:paragraph-rsid="007687e7"/>
    </style:style>
    <style:style style:name="P8" style:family="paragraph" style:parent-style-name="Standard">
      <style:text-properties style:font-name="Garamond Premr Pro" fo:language="en" fo:country="US" officeooo:rsid="007687e7" officeooo:paragraph-rsid="00799376"/>
    </style:style>
    <style:style style:name="P9" style:family="paragraph" style:parent-style-name="Standard">
      <style:text-properties style:font-name="Garamond Premr Pro" fo:language="en" fo:country="US" officeooo:rsid="007687e7" officeooo:paragraph-rsid="0076cac9"/>
    </style:style>
    <style:style style:name="P10" style:family="paragraph" style:parent-style-name="Standard">
      <style:text-properties style:font-name="Garamond Premr Pro" fo:language="en" fo:country="US" officeooo:rsid="0076cac9" officeooo:paragraph-rsid="0076cac9"/>
    </style:style>
    <style:style style:name="P11" style:family="paragraph" style:parent-style-name="Standard">
      <style:paragraph-properties fo:text-align="center" style:justify-single-word="false"/>
      <style:text-properties style:font-name="Garamond Premr Pro" fo:language="en" fo:country="US" officeooo:rsid="0076cac9" officeooo:paragraph-rsid="0076cac9"/>
    </style:style>
    <style:style style:name="T1" style:family="text">
      <style:text-properties officeooo:rsid="007489e1"/>
    </style:style>
    <style:style style:name="T2" style:family="text">
      <style:text-properties officeooo:rsid="00755196"/>
    </style:style>
    <style:style style:name="T3" style:family="text">
      <style:text-properties officeooo:rsid="0075f84d"/>
    </style:style>
    <style:style style:name="T4" style:family="text">
      <style:text-properties officeooo:rsid="007687e7"/>
    </style:style>
    <style:style style:name="T5" style:family="text">
      <style:text-properties officeooo:rsid="0076cac9"/>
    </style:style>
    <style:style style:name="T6" style:family="text">
      <style:text-properties officeooo:rsid="00799376"/>
    </style:style>
    <style:style style:name="T7" style:family="text">
      <style:text-properties officeooo:rsid="00776dbb"/>
    </style:style>
    <style:style style:name="T8" style:family="text">
      <style:text-properties officeooo:rsid="007a0fe4"/>
    </style:style>
    <style:style style:name="T9" style:family="text">
      <style:text-properties officeooo:rsid="007b3483"/>
    </style:style>
    <style:style style:name="T10" style:family="text">
      <style:text-properties officeooo:rsid="007bd820"/>
    </style:style>
    <style:style style:name="T11" style:family="text">
      <style:text-properties officeooo:rsid="007cc996"/>
    </style:style>
    <style:style style:name="T12" style:family="text">
      <style:text-properties officeooo:rsid="007d5112"/>
    </style:style>
    <style:style style:name="T13" style:family="text">
      <style:text-properties officeooo:rsid="007e9792"/>
    </style:style>
    <style:style style:name="T14" style:family="text">
      <style:text-properties officeooo:rsid="007ea0af"/>
    </style:style>
    <style:style style:name="T15" style:family="text">
      <style:text-properties officeooo:rsid="007efb39"/>
    </style:style>
    <style:style style:name="T16" style:family="text">
      <style:text-properties officeooo:rsid="007fbc87"/>
    </style:style>
    <style:style style:name="T17" style:family="text">
      <style:text-properties officeooo:rsid="007fe2d9"/>
    </style:style>
    <style:style style:name="T18" style:family="text">
      <style:text-properties officeooo:rsid="0080cf9d"/>
    </style:style>
    <style:style style:name="T19" style:family="text">
      <style:text-properties officeooo:rsid="00825b7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he Marionettist</text:p>
      <text:p text:style-name="P2"/>
      <text:p text:style-name="P3">Voyeurism – Sounding – Hypnosis</text:p>
      <text:p text:style-name="P2"/>
      <text:p text:style-name="P2"/>
      <text:p text:style-name="P2"/>
      <text:p text:style-name="P4"><text:tab/>Three weeks of incessant research have led Nightingale to an isolated shack in the middle of the woods. <text:span text:style-name="T1">This had to be it.</text:span> <text:span text:style-name="T1">F</text:span>ar away from the prying eyes of the city and the League of Heroes, <text:span text:style-name="T1">close enough to the sea to make a quick escape if needed. The perfect hideout.</text:span></text:p>
      <text:p text:style-name="P4"/>
      <text:p text:style-name="P5"><text:tab/><text:span text:style-name="T1">It hasn’t been easy for the young heroine to track the trail of her missing mentor, Duster. The older woman had disappeared without a trace two months ago, and even her motorbike, custom-tailored to her needs by her brilliant tinker-tech powers, showed no signal of its presence anywhere. Without any evidence of her whereabouts, even the brilliant detective heroes of the League had reached a dead end.</text:span></text:p>
      <text:p text:style-name="P4"/>
      <text:p text:style-name="P4"><text:tab/><text:span text:style-name="T1">But not Nightingale. She owed too much to her old mentor to leave her behind in the claws of whoever was behind this. She taught her the laws of the street, how to fight, and how to triumph against impossible odds. If the young girl owed someone for the capture of her first supervillain, Rodger, it was certainly her.</text:span></text:p>
      <text:p text:style-name="P4"/>
      <text:p text:style-name="P6"><text:tab/>And so, she kept on moving, using her powers rather unconventionally to track Duster’s feeble and volatile scent instead of generating gusts of wind and localized hurricanes. <text:span text:style-name="T2">Her footsteps eventually led her here in the woods next to the city.</text:span></text:p>
      <text:p text:style-name="P6"/>
      <text:p text:style-name="P6"><text:tab/><text:span text:style-name="T2">But something didn’t add up. Duster didn’t have any mortal enemies, as far as Nightingale knew, and the presence of her scent obviously meant she hasn’t been killed. But no gang nor criminal used her as a hostage to make demands to the League. Her kidnapping was swift and silent, with no leftover ultimatum. Sure, Duster was no legend, but she was no pushover either. No marks of fighting were found in her house, as if she left her place willingly. Who could have taken an interest in her, and why?</text:span></text:p>
      <text:p text:style-name="P6"/>
      <text:p text:style-name="P6"><text:tab/><text:span text:style-name="T3">Nightingale brushed those questions off for later as she stepped closer to the lodge. It was a pretty large mountain cabin, not unusual in this area, clearly well maintained as the heroine saw no sign of neglect. </text:span><text:span text:style-name="T4">As she sneaked her way below the front windows, she heard muffled voices coming from the back of the habitat. Her steps lead her to the backyard, where the source of the nose came from a lower gate leading to the basement.</text:span></text:p>
      <text:p text:style-name="P6"/>
      <text:p text:style-name="P6"><text:tab/><text:span text:style-name="T4">Nightingale opted to keep a low profile, preferring to pick the lock rather than blasting it open with her powers. Duster’s life was on the line, and who knew how dangerous her captor was.</text:span></text:p>
      <text:p text:style-name="P6"><text:soft-page-break/><text:tab/><text:span text:style-name="T4">A dim, yellow light bounced off the walls of the staircase leading to the basement. The young girl’s steps became slower and slower, as the source of the noise only became louder and clearer. Two voices. One male, one female. The latter of which, was unmistakably Duster’s.</text:span></text:p>
      <text:p text:style-name="P6"/>
      <text:p text:style-name="P6"><text:tab/><text:span text:style-name="T4">Nightingale’s heart raced as her chase finally came to a close. As she heard a scream of pain, she dauntly stepped in the light, taking the whole scene in with her two eyes and ears…</text:span></text:p>
      <text:p text:style-name="P6"/>
      <text:p text:style-name="P7">It was Duster! <text:span text:style-name="T5">In a… Rather revealing parody of her costume. A skimpy and cheap leather costume, open on the front to reveal her massive breasts, belly and pussy in all their glory. Her male partner was no worse for wear; in fact, he wasn’t wearing anything! Bound to a chair, his penis up in the air, with some sort of metal rod inserted into it.</text:span></text:p>
      <text:p text:style-name="P7"/>
      <text:p text:style-name="P7"><text:tab/>“<text:span text:style-name="T5">Duster!” Nightingale stuttered. “Where… What…?”</text:span></text:p>
      <text:p text:style-name="P7"/>
      <text:p text:style-name="P7"><text:tab/>“<text:span text:style-name="T5">Ah, Nightingale, I’m glad you could join us tonight,” said Duster, making no effort to cover her body. “Master here was a good boy today at the company, so I hoped to give him the reward he deserves.”</text:span></text:p>
      <text:p text:style-name="P7"/>
      <text:p text:style-name="P8"><text:tab/><text:span text:style-name="T5">Duster didn’t appear surprised at all to see Nightingale here. Her stoicism wasn’t shared however, as her younger student couldn’t comprehend the scene in front of her. Duster wasn’t wearing any shackle, in fact, she seemed like she could have left at any time. What was she doing here?</text:span></text:p>
      <text:p text:style-name="P8"/>
      <text:p text:style-name="P8"><text:tab/>“<text:span text:style-name="T6">Duster,” she said after a pause, “I’m here to rescue you! You’ve disappeared for two months without…”</text:span></text:p>
      <text:p text:style-name="P8"/>
      <text:p text:style-name="P8"><text:tab/>“<text:span text:style-name="T6">Yes, yes, my disappearance,” Duster interrupted her. “In reality, I didn’t vanish at all. I came here on my own. And I hoped some heroine I know well would follow me.”</text:span></text:p>
      <text:p text:style-name="P9"/>
      <text:p text:style-name="P8"><text:tab/>“<text:span text:style-name="T7">Ah, another doll,” finally said the man, turning his head towards her. “Nice catch, </text:span><text:span text:style-name="T6">Duster</text:span><text:span text:style-name="T7">, she’ll make a fine addition to our roster of maids.</text:span></text:p>
      <text:p text:style-name="P9"/>
      <text:p text:style-name="P9"><text:tab/><text:span text:style-name="T6">Catch? Maids? Nightingale didn’t understand a single word.</text:span></text:p>
      <text:p text:style-name="P9"/>
      <text:p text:style-name="P9"><text:tab/>“<text:span text:style-name="T6">But? Why?” she uttered.</text:span></text:p>
      <text:p text:style-name="P9"/>
      <text:p text:style-name="P9"><text:tab/>“<text:span text:style-name="T6">Why?” answered Duster. “But to please our master, of course! She is looking for the cutest dolls to occupy her partner. She took a liking to you as well. Hence why she asked me to lure you here.”</text:span></text:p>
      <text:p text:style-name="P9"/>
      <text:p text:style-name="P9"><text:tab/>‘<text:span text:style-name="T6">She?’ Nightingale and her were the only women in the room. Something was wrong with her mentor.</text:span></text:p>
      <text:p text:style-name="P9"/>
      <text:p text:style-name="P9"><text:tab/><text:span text:style-name="T6">As she attempted to step away, only then she noticed the many, many black screens </text:span><text:soft-page-break/><text:span text:style-name="T6">covering the walls of the basement. With a crackle, a feminine voice came out of a microphone somewhere behind the odd couple, where a webcam attached to a tripod was recording the scene:</text:span></text:p>
      <text:p text:style-name="P9"/>
      <text:p text:style-name="P9"><text:tab/>“<text:span text:style-name="T6">Congratulations, Nightingale! You found the breadcrumbs Duster laid out for you in this little chase. I always enjoy the company of smart girls like me. </text:span><text:span text:style-name="T8">Unfortunately, this game of cat and mouse must come to an end. Sorry honey, get dressed while I take care of our precious little intruder.”</text:span></text:p>
      <text:p text:style-name="P9"/>
      <text:p text:style-name="P9"><text:tab/>“<text:span text:style-name="T8">Oh, it’s over already?” whined the man, who somehow managed to make himself forgotten in this mess. “I haven’t even got to cum already.”</text:span></text:p>
      <text:p text:style-name="P9"/>
      <text:p text:style-name="P9"><text:tab/>“<text:span text:style-name="T8">Don’t worry honey, sweetie Nightingale here will take care of you shortly. Isn’t that right, pretty girl?”</text:span></text:p>
      <text:p text:style-name="P9"/>
      <text:p text:style-name="P9"><text:tab/><text:span text:style-name="T8">The heroine suddenly heard a loud creaking behind her, as an iron gate quickly shut down behind her, blocking her way to the surface. Then one by one, the screen whirred to life, displaying an infinite black spiral, continuously spinning at the rhythm of their creator’s voice:</text:span></text:p>
      <text:p text:style-name="P9"/>
      <text:p text:style-name="P9"><text:tab/>“<text:span text:style-name="T8">Now, Nightingale, you’re going to feel very tired. </text:span><text:span text:style-name="T9">Forget every worry, and just focus on my voice.”</text:span></text:p>
      <text:p text:style-name="P9"/>
      <text:p text:style-name="P9"><text:tab/><text:span text:style-name="T9">Nightingale tried her bast to look way, finding a way out of this trap. But Duster dashed from the corner of the room to her side, locking her arms behind her back. The older heroine’s grip was too strong for her cadet to break free so easily.</text:span></text:p>
      <text:p text:style-name="P9"/>
      <text:p text:style-name="P9"><text:tab/>“<text:span text:style-name="T9">Focus, Nightingale. You’re very sleepy now. Your breath slows down, you feel your legs getting limp…”</text:span></text:p>
      <text:p text:style-name="P9"/>
      <text:p text:style-name="P9"><text:tab/><text:span text:style-name="T9">Holding her wrists with one hand, Duster used the other one to hold on to Nightingale’s mask, tearing it away. She then held her chin, forcing her to look directly at the giant spirals coating the room. The young girl felt her strength leaving her, the buzzing from the screens filling her ears like a swarm of bees was drilling in her skull.</text:span></text:p>
      <text:p text:style-name="P9"/>
      <text:p text:style-name="P9"><text:tab/>“<text:span text:style-name="T9">Good girl. You live to serve me. You cannot resist the urge to sleep now. Sleep…”</text:span></text:p>
      <text:p text:style-name="P9"/>
      <text:p text:style-name="P9"><text:tab/><text:span text:style-name="T10">In a last desperate attempt, Nightingale tried to headbutt her captor, but only ended up falling to the ground, her legs giving up on her. Her willpower eroding by the second, it felt simpler to just give up. To sleep.</text:span></text:p>
      <text:p text:style-name="P9"/>
      <text:p text:style-name="P9"><text:tab/><text:span text:style-name="T11">Her last vision was of Duster dragging her closer to the camera, before her world went black </text:span><text:span text:style-name="T12">and silent.</text:span></text:p>
      <text:p text:style-name="P10"/>
      <text:p text:style-name="P11"><text:tab/>--- </text:p>
      <text:p text:style-name="P10"/>
      <text:p text:style-name="P10"><text:soft-page-break/><text:tab/><text:span text:style-name="T13">Nightingale footsteps echoed in the staircase, before her naked feet met the comfy fur of the carpet. Duster was already there, tending to her master. From the surveillance room, the Marionettist missed no moment of this delightful session, one of her hands already squishing her breast while the other slowly rubbed her lower lips, preparing her for her new doll.</text:span></text:p>
      <text:p text:style-name="P10"/>
      <text:p text:style-name="P10"><text:tab/>“<text:span text:style-name="T14">Good, Nightingale,” she said. “For your first session, Duster will guide you. Follow her every word, and make honey proud.”</text:span></text:p>
      <text:p text:style-name="P10"/>
      <text:p text:style-name="P10"><text:tab/>“<text:span text:style-name="T14">Yes, master,” </text:span><text:span text:style-name="T15">simply</text:span><text:span text:style-name="T14"> answered the young heroine.</text:span></text:p>
      <text:p text:style-name="P10"/>
      <text:p text:style-name="P10"><text:tab/><text:span text:style-name="T14">Nightingale would still be wearing her superhero costume, until the new one her master ordered for her arrived. Until then, the Marionettist took some liberties in ‘upgrading’ its design, cutting up some unnecessary leather to let her perky breasts bounce freely on every step. The girl had been gifted a wonderful body, her master thought, one that would please for sure her husband, already strapped on his chair.</text:span></text:p>
      <text:p text:style-name="P10"/>
      <text:p text:style-name="P10"><text:tab/><text:span text:style-name="T16">Duster already started the work, inserting a second metal rod into her victim’s urethra. With on finger, she led her cadet to tend to his thirst, bringing her breasts closer to his face to let him latch at one of her tits like a greedy child.</text:span></text:p>
      <text:p text:style-name="P10"/>
      <text:p text:style-name="P10"><text:tab/><text:span text:style-name="T16">From her seat, the Marionettist increased her own pace, her fingers flying on her body like on a piano, not missing any second of the scene, a loud moan escaping her lips at each scream of pain her husband let out when the sounding got too far.</text:span></text:p>
      <text:p text:style-name="P10"/>
      <text:p text:style-name="P10"><text:tab/><text:span text:style-name="T16">She got lucky with her catch, she thought. Two pretty girls at her service, and hers alone. They would tend to her husband for now, but she wouldn’t mind the company of her new recruit afterwards. She always preferred girls, anyway.</text:span></text:p>
      <text:p text:style-name="P10"/>
      <text:p text:style-name="P10"><text:tab/><text:span text:style-name="T16">Of course, she didn’t intend to stop there. The city nearby was filled to the brim with young, bright-eyed, pretty heroines to turn into new dolls. Oh, and not just the heroes, really. Any girl would prove in time to be a fine maid for her harem. Providing a little bit of <text:s/>‘conditioning’, </text:span><text:span text:style-name="T17">of course,</text:span><text:span text:style-name="T16"> but nothing </text:span><text:span text:style-name="T18">that would prove to be a challenge</text:span><text:span text:style-name="T16">. She wasn’t </text:span><text:span text:style-name="T19">called </text:span><text:span text:style-name="T16">the Marionettist for nothing, after all.</text:span></text:p>
      <text:p text:style-name="P10"><text:tab/></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Calibri" svg:font-family="Calibri" style:font-adornments="Gras" style:font-family-generic="swiss" style:font-pitch="variable"/>
    <style:font-face style:name="Calibri Light" svg:font-family="'Calibri Light'" style:font-adornments="Italique" style:font-family-generic="swiss" style:font-pitch="variable"/>
    <style:font-face style:name="Calibri Light1" svg:font-family="'Calibri Light'" style:font-adornments="Italique gras" style:font-family-generic="swiss" style:font-pitch="variable"/>
    <style:font-face style:name="Calibri Light2" svg:font-family="'Calibri Light'" style:font-adornments="Normal" style:font-family-generic="swiss" style:font-pitch="variable"/>
    <style:font-face style:name="Calibri1" svg:font-family="Calibri" style:font-adornments="Italique" style:font-family-generic="swiss" style:font-pitch="variable"/>
    <style:font-face style:name="Calibri2" svg:font-family="Calibri" style:font-adornments="Italique gras" style:font-family-generic="swiss" style:font-pitch="variable"/>
    <style:font-face style:name="Calibri3" svg:font-family="Calibri" style:font-adornments="Normal" style:font-family-generic="swiss" style:font-pitch="variable"/>
    <style:font-face style:name="Garamond Premr Pro" svg:font-family="'Garamond Premr Pr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fo:color="#000000" loext:opacity="100%" style:font-name="Liberation Serif" fo:font-size="12pt" fo:language="fr" fo:country="FR"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fr" fo:country="FR"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line-height="100%" fo:text-align="justify" style:justify-single-word="false"/>
      <style:text-properties style:font-name="Calibri3" fo:font-family="Calibri" style:font-style-name="Normal" style:font-family-generic="swiss" style:font-pitch="variable" fo:font-size="13pt"/>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Title" style:family="paragraph" style:parent-style-name="Heading" style:next-style-name="Text_20_body" style:class="chapter">
      <style:paragraph-properties fo:text-align="center" style:justify-single-word="false"/>
      <style:text-properties fo:color="#00588c" loext:opacity="100%" style:font-name="Calibri3" fo:font-family="Calibri" style:font-style-name="Normal" style:font-family-generic="swiss" style:font-pitch="variable"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color="#00588c" loext:opacity="100%" style:font-name="Calibri3" fo:font-family="Calibri" style:font-style-name="Normal" style:font-family-generic="swiss" style:font-pitch="variable"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color="#00588c" loext:opacity="100%" style:font-name="Calibri3" fo:font-family="Calibri" style:font-style-name="Normal" style:font-family-generic="swiss" style:font-pitch="variable" fo:font-size="18pt" fo:font-weight="normal"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color="#00588c" loext:opacity="100%" style:font-name="Calibri2" fo:font-family="Calibri" style:font-style-name="Italique gras" style:font-family-generic="swiss" style:font-pitch="variable" fo:font-size="16pt" fo:font-style="italic" fo:font-weight="normal" officeooo:rsid="00106f63"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color="#00588c" loext:opacity="100%" style:font-name="Calibri Light2" fo:font-family="'Calibri Light'" style:font-style-name="Normal" style:font-family-generic="swiss" style:font-pitch="variable" fo:font-size="14pt" fo:font-weight="250"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chapter">
      <style:paragraph-properties fo:margin-top="0.212cm" fo:margin-bottom="0.212cm" style:contextual-spacing="false"/>
      <style:text-properties fo:color="#00588c" loext:opacity="100%" style:font-name="Calibri Light1" fo:font-family="'Calibri Light'" style:font-style-name="Italique gras" style:font-family-generic="swiss" style:font-pitch="variable" fo:font-size="13pt" fo:font-style="italic" fo:font-weight="250" style:font-size-asian="13pt" style:font-style-asian="italic" style:font-weight-asian="bold" style:font-size-complex="13pt"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color="#00588c" loext:opacity="100%" style:font-name="Calibri" fo:font-family="Calibri" style:font-style-name="Gras" style:font-family-generic="swiss" style:font-pitch="variable"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text-properties fo:language="zxx" fo:country="none" style:language-asian="zxx" style:country-asian="none" style:language-complex="zxx" style:country-complex="none"/>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color="#00588c" loext:opacity="100%"/>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fo:color="#00588c" loext:opacity="100%" style:font-name="Calibri1" fo:font-family="Calibri" style:font-style-name="Italique" style:font-family-generic="swiss" style:font-pitch="variable" fo:font-style="italic" fo:font-weight="normal"/>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text-properties fo:color="#00588c" loext:opacity="100%" style:font-name="Calibri Light2" fo:font-family="'Calibri Light'" style:font-style-name="Normal" style:font-family-generic="swiss" style:font-pitch="variable" fo:font-weight="250"/>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text-properties fo:color="#00588c" loext:opacity="100%" style:font-name="Calibri Light" fo:font-family="'Calibri Light'" style:font-style-name="Italique" style:font-family-generic="swiss" style:font-pitch="variable" fo:font-style="italic" fo:font-weight="25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editing-duration>PT7H51M6S</meta:editing-duration>
    <meta:editing-cycles>128</meta:editing-cycles>
    <meta:generator>LibreOffice/25.2.4.3$Windows_X86_64 LibreOffice_project/33e196637044ead23f5c3226cde09b47731f7e27</meta:generator>
    <meta:creation-date>2025-10-01T20:13:15.605684600</meta:creation-date>
    <dc:title>Format de texte</dc:title>
    <dc:date>2025-10-25T13:39:37.077176400</dc:date>
    <meta:document-statistic meta:table-count="0" meta:image-count="0" meta:object-count="0" meta:page-count="4" meta:paragraph-count="44" meta:word-count="1574" meta:character-count="8924" meta:non-whitespace-character-count="7348"/>
    <meta:template xlink:type="simple" xlink:actuate="onRequest" xlink:title="Format de texte" xlink:href="file:///C:/Users/Clément/AppData/Roaming/LibreOffice/4/user/template/Format%20de%20texte1.ott" meta:date="2025-10-01T20:13:15.261572600"/>
  </office:meta>
</office:document-meta>
</file>